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65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3.25cm" draw:shadow="hidden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/>
      <style:paragraph-properties style:writing-mode="lr-tb"/>
    </style:style>
    <style:style style:name="gr5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5cm" fo:min-width="0cm"/>
      <style:paragraph-properties style:writing-mode="lr-tb"/>
    </style:style>
    <style:style style:name="gr7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5cm" fo:min-width="3.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15cm" svg:height="2cm" svg:x="13.5cm" svg:y="2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75cm" svg:height="3.5cm" draw:transform="rotate (-0.855211333477222) translate (8.416cm 18.23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3.5cm" svg:x="6cm" svg:y="13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3.5cm" svg:x="8.5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5cm" svg:height="1.5cm" svg:x="8.5cm" svg:y="8.25cm">
          <draw:text-box>
            <text:p text:style-name="P1">todoList</text:p>
          </draw:text-box>
        </draw:frame>
        <draw:frame draw:style-name="gr4" draw:text-style-name="P3" draw:layer="layout" svg:width="3.952cm" svg:height="1.5cm" svg:x="5.798cm" svg:y="14.25cm">
          <draw:text-box>
            <text:p>Añade tarea</text:p>
          </draw:text-box>
        </draw:frame>
        <draw:line draw:style-name="gr5" draw:text-style-name="P4" draw:layer="layout" svg:x1="9.75cm" svg:y1="11cm" svg:x2="8.25cm" svg:y2="13cm">
          <text:p/>
        </draw:line>
        <draw:frame draw:style-name="gr6" draw:text-style-name="P3" draw:layer="layout" svg:width="3.952cm" svg:height="2.2cm" svg:x="6.713cm" svg:y="19.546cm">
          <draw:text-box>
            <text:p>¿Tarea Realizada?</text:p>
          </draw:text-box>
        </draw:frame>
        <draw:line draw:style-name="gr7" draw:text-style-name="P4" draw:layer="layout" svg:x1="8.25cm" svg:y1="16.75cm" svg:x2="8.25cm" svg:y2="18.25cm">
          <text:p/>
        </draw:line>
        <draw:line draw:style-name="gr8" draw:text-style-name="P4" draw:layer="layout" svg:x1="11.25cm" svg:y1="21.25cm" svg:x2="13.25cm" svg:y2="21.25cm">
          <text:p/>
        </draw:line>
        <draw:frame draw:style-name="gr9" draw:text-style-name="P3" draw:layer="layout" svg:width="4.702cm" svg:height="2.25cm" svg:x="13.298cm" svg:y="20.05cm">
          <draw:text-box>
            <text:p>“Completada”</text:p>
            <text:p>Borrar</text:p>
          </draw:text-box>
        </draw:frame>
        <draw:custom-shape draw:style-name="gr10" draw:text-style-name="P1" draw:layer="layout" svg:width="4.25cm" svg:height="3.5cm" svg:x="12cm" svg:y="13.2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75cm" svg:y1="10.75cm" svg:x2="13.5cm" svg:y2="13cm">
          <text:p/>
        </draw:line>
        <draw:frame draw:style-name="gr11" draw:text-style-name="P3" draw:layer="layout" svg:width="4.352cm" svg:height="1.673cm" svg:x="11.898cm" svg:y="14.164cm">
          <draw:text-box>
            <text:p>Mostrar lista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9T14:33:04.892565108</meta:creation-date>
    <dc:date>2023-12-29T19:07:37.483573386</dc:date>
    <meta:editing-duration>PT2M58S</meta:editing-duration>
    <meta:editing-cycles>1</meta:editing-cycles>
    <meta:document-statistic meta:object-count="14"/>
    <meta:generator>LibreOffice/7.3.7.2$Linux_X86_64 LibreOffice_project/30$Build-2</meta:generator>
  </office:meta>
</office:document-meta>
</file>